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1000000A193B55DC73CD73208.png" manifest:media-type="image/png"/>
  <manifest:file-entry manifest:full-path="Pictures/10000201000003EE000000CBA9CDDD7A234337F8.png" manifest:media-type="image/png"/>
  <manifest:file-entry manifest:full-path="Pictures/1000020100000225000001DE17AAAFF1E288E2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ab5" officeooo:paragraph-rsid="0006cab5"/>
    </style:style>
    <style:style style:name="P2" style:family="paragraph" style:parent-style-name="Standard">
      <style:text-properties officeooo:rsid="0006cab5" officeooo:paragraph-rsid="0006cab5"/>
    </style:style>
    <style:style style:name="T1" style:family="text">
      <style:text-properties officeooo:rsid="000833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ele ladisa </text:p>
      <text:p text:style-name="P1">Classe 5IC</text:p>
      <text:p text:style-name="P1"><draw:frame draw:style-name="fr1" draw:name="Immagine2" text:anchor-type="paragraph" svg:x="2.094cm" svg:y="1.843cm" svg:width="11.875cm" svg:height="3.408cm" draw:z-index="1"><draw:image xlink:href="Pictures/1000020100000231000000A193B55DC73CD73208.png" xlink:type="simple" xlink:show="embed" xlink:actuate="onLoad" loext:mime-type="image/png"/></draw:frame><draw:frame draw:style-name="fr1" draw:name="Immagine1" text:anchor-type="paragraph" svg:x="-0.284cm" svg:y="6.835cm" svg:width="17cm" svg:height="3.429cm" draw:z-index="2"><draw:image xlink:href="Pictures/10000201000003EE000000CBA9CDDD7A234337F8.png" xlink:type="simple" xlink:show="embed" xlink:actuate="onLoad" loext:mime-type="image/png"/></draw:frame><draw:frame draw:style-name="fr1" draw:name="Immagine3" text:anchor-type="paragraph" svg:x="2.362cm" svg:y="12.36cm" svg:width="11.621cm" svg:height="10.118cm" draw:z-index="0"><draw:image xlink:href="Pictures/1000020100000225000001DE17AAAFF1E288E21D.png" xlink:type="simple" xlink:show="embed" xlink:actuate="onLoad" loext:mime-type="image/png"/></draw:frame>es. 4 Laboratorio GPOI disp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1:06:54.634000000</meta:creation-date>
    <dc:date>2018-03-28T09:23:28.203000000</dc:date>
    <meta:editing-duration>PT18M45S</meta:editing-duration>
    <meta:editing-cycles>3</meta:editing-cycles>
    <meta:generator>LibreOffice/5.4.2.2$Windows_X86_64 LibreOffice_project/22b09f6418e8c2d508a9eaf86b2399209b0990f4</meta:generator>
    <meta:document-statistic meta:table-count="0" meta:image-count="3" meta:object-count="0" meta:page-count="1" meta:paragraph-count="3" meta:word-count="9" meta:character-count="55" meta:non-whitespace-character-count="48"/>
  </office:meta>
</office:document-meta>
</file>